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5a39" officeooo:paragraph-rsid="00085a39"/>
    </style:style>
    <style:style style:name="P2" style:family="paragraph" style:parent-style-name="Standard">
      <style:text-properties officeooo:rsid="000aedb2" officeooo:paragraph-rsid="000aedb2"/>
    </style:style>
    <style:style style:name="P3" style:family="paragraph" style:parent-style-name="Standard">
      <style:text-properties officeooo:rsid="000aedb2" officeooo:paragraph-rsid="00153e7f"/>
    </style:style>
    <style:style style:name="P4" style:family="paragraph" style:parent-style-name="Standard">
      <style:text-properties officeooo:rsid="000aedb2" officeooo:paragraph-rsid="0016e155"/>
    </style:style>
    <style:style style:name="P5" style:family="paragraph" style:parent-style-name="Standard">
      <style:text-properties officeooo:rsid="000aedb2" officeooo:paragraph-rsid="000aedb2"/>
    </style:style>
    <style:style style:name="P6" style:family="paragraph" style:parent-style-name="Standard">
      <style:text-properties officeooo:rsid="000aedb2" officeooo:paragraph-rsid="001adbc1"/>
    </style:style>
    <style:style style:name="P7" style:family="paragraph" style:parent-style-name="Standard">
      <style:text-properties fo:font-size="15pt" officeooo:rsid="001dfa54" officeooo:paragraph-rsid="001dfa54" style:font-size-asian="15pt" style:font-size-complex="15pt"/>
    </style:style>
    <style:style style:name="T1" style:family="text">
      <style:text-properties officeooo:rsid="000781c2"/>
    </style:style>
    <style:style style:name="T2" style:family="text">
      <style:text-properties officeooo:rsid="000aedb2"/>
    </style:style>
    <style:style style:name="T3" style:family="text">
      <style:text-properties officeooo:rsid="0016e155"/>
    </style:style>
    <style:style style:name="T4" style:family="text">
      <style:text-properties officeooo:rsid="001adb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3.cricket</text:p>
      <text:p text:style-name="Standard">select * from Team where TID in (select winning_teamid from matches group by winning_teamid having count(winning_teamid)=(select count(*) from matches group by (winning_teamid) order by count(winning_teamid)desc limit 1));</text:p>
      <text:p text:style-name="Standard">+-----+-------+-------+-----------+----------+</text:p>
      <text:p text:style-name="Standard">| TID | Tname | coach | captianId | city <text:s text:c="4"/>|</text:p>
      <text:p text:style-name="Standard">+-----+-------+-------+-----------+----------+</text:p>
      <text:p text:style-name="Standard">| 123 | rcb <text:s text:c="2"/>| sunil | 1 <text:s text:c="8"/>| banglore |</text:p>
      <text:p text:style-name="Standard">+-----+-------+-------+-----------+----------+</text:p>
      <text:p text:style-name="Standard">1 row in set (0.00 sec)</text:p>
      <text:p text:style-name="Standard"/>
      <text:p text:style-name="Standard"/>
      <text:p text:style-name="Standard"/>
      <text:p text:style-name="Standard"/>
      <text:p text:style-name="P7">4.Tourist</text:p>
      <text:p text:style-name="Standard">mysql&gt; use VP21MC041_tourist;</text:p>
      <text:p text:style-name="Standard">Database changed</text:p>
      <text:p text:style-name="Standard">mysql&gt; create table tourist_place(TPID varchar(10) primary key,history varchar(20),km int(5),state varchar(20),TPname varchar(20));</text:p>
      <text:p text:style-name="Standard">Query OK, 0 rows affected, 1 warning (0.01 sec)</text:p>
      <text:p text:style-name="Standard"/>
      <text:p text:style-name="Standard">mysql&gt; create table tourists (TID varchar(10) primary key, Tname varchar(20),age int(5),country varchar(20));</text:p>
      <text:p text:style-name="Standard">Query OK, 0 rows affected, 1 warning (0.03 sec)</text:p>
      <text:p text:style-name="Standard"/>
      <text:p text:style-name="Standard">mysql&gt; create table visit(vdate date,TPID varchar(10) ,foreign key(TPID) references tourist_place(TPID),TID varchar(10) ,foreign key(TID) references tourists(TID));</text:p>
      <text:p text:style-name="Standard">Query OK, 0 rows affected (0.03 sec)</text:p>
      <text:p text:style-name="Standard"/>
      <text:p text:style-name="Standard">mysql&gt; create table email(TID varchar(10) ,foreign key(TID) references tourists(TID),mail varchar(20));</text:p>
      <text:p text:style-name="Standard">Query OK, 0 rows affected (0.03 sec)</text:p>
      <text:p text:style-name="Standard"/>
      <text:p text:style-name="Standard"/>
      <text:p text:style-name="Standard">mysql&gt; desc tourist_place;</text:p>
      <text:p text:style-name="Standard">+---------+-------------+------+-----+---------+-------+</text:p>
      <text:p text:style-name="Standard">| Field <text:s text:c="2"/>| Type <text:s text:c="7"/>| Null | Key | Default | Extra |</text:p>
      <text:p text:style-name="Standard">+---------+-------------+------+-----+---------+-------+</text:p>
      <text:p text:style-name="Standard">| TPID <text:s text:c="3"/>| varchar(10) | NO <text:s text:c="2"/>| PRI | NULL <text:s text:c="3"/>| <text:s text:c="6"/>|</text:p>
      <text:p text:style-name="Standard">| history | varchar(20) | YES <text:s/>| <text:s text:c="4"/>| NULL <text:s text:c="3"/>| <text:s text:c="6"/>|</text:p>
      <text:p text:style-name="Standard">| km <text:s text:c="5"/>| int <text:s text:c="8"/>| YES <text:s/>| <text:s text:c="4"/>| NULL <text:s text:c="3"/>| <text:s text:c="6"/>|</text:p>
      <text:p text:style-name="Standard">| state <text:s text:c="2"/>| varchar(20) | YES <text:s/>| <text:s text:c="4"/>| NULL <text:s text:c="3"/>| <text:s text:c="6"/>|</text:p>
      <text:p text:style-name="Standard">| TPname <text:s/>| varchar(20) | YES <text:s/>| <text:s text:c="4"/>| NULL <text:s text:c="3"/>| <text:s text:c="6"/>|</text:p>
      <text:p text:style-name="Standard">+---------+-------------+------+-----+---------+-------+</text:p>
      <text:p text:style-name="Standard">5 rows in set (0.00 sec)</text:p>
      <text:p text:style-name="Standard"/>
      <text:p text:style-name="Standard">mysql&gt; desc tourists;</text:p>
      <text:p text:style-name="Standard">+---------+-------------+------+-----+---------+-------+</text:p>
      <text:p text:style-name="Standard">| Field <text:s text:c="2"/>| Type <text:s text:c="7"/>| Null | Key | Default | Extra |</text:p>
      <text:p text:style-name="Standard">+---------+-------------+------+-----+---------+-------+</text:p>
      <text:p text:style-name="Standard">| TID <text:s text:c="4"/>| varchar(10) | NO <text:s text:c="2"/>| PRI | NULL <text:s text:c="3"/>| <text:s text:c="6"/>|</text:p>
      <text:p text:style-name="Standard">| Tname <text:s text:c="2"/>| varchar(20) | YES <text:s/>| <text:s text:c="4"/>| NULL <text:s text:c="3"/>| <text:s text:c="6"/>|</text:p>
      <text:p text:style-name="Standard"><text:soft-page-break/>| age <text:s text:c="4"/>| int <text:s text:c="8"/>| YES <text:s/>| <text:s text:c="4"/>| NULL <text:s text:c="3"/>| <text:s text:c="6"/>|</text:p>
      <text:p text:style-name="Standard">| country | varchar(20) | YES <text:s/>| <text:s text:c="4"/>| NULL <text:s text:c="3"/>| <text:s text:c="6"/>|</text:p>
      <text:p text:style-name="Standard">+---------+-------------+------+-----+---------+-------+</text:p>
      <text:p text:style-name="Standard">4 rows in set (0.00 sec)</text:p>
      <text:p text:style-name="Standard"/>
      <text:p text:style-name="Standard">mysql&gt; desc visit;</text:p>
      <text:p text:style-name="Standard">+-------+-------------+------+-----+---------+-------+</text:p>
      <text:p text:style-name="Standard">| Field | Type <text:s text:c="7"/>| Null | Key | Default | Extra |</text:p>
      <text:p text:style-name="Standard">+-------+-------------+------+-----+---------+-------+</text:p>
      <text:p text:style-name="Standard">| vdate | date <text:s text:c="7"/>| YES <text:s/>| <text:s text:c="4"/>| NULL <text:s text:c="3"/>| <text:s text:c="6"/>|</text:p>
      <text:p text:style-name="Standard">| TPID <text:s/>| varchar(10) | YES <text:s/>| MUL | NULL <text:s text:c="3"/>| <text:s text:c="6"/>|</text:p>
      <text:p text:style-name="Standard">| TID <text:s text:c="2"/>| varchar(10) | YES <text:s/>| MUL | NULL <text:s text:c="3"/>| <text:s text:c="6"/>|</text:p>
      <text:p text:style-name="Standard">+-------+-------------+------+-----+---------+-------+</text:p>
      <text:p text:style-name="Standard">3 rows in set (0.00 sec)</text:p>
      <text:p text:style-name="Standard"/>
      <text:p text:style-name="Standard">mysql&gt; desc email;</text:p>
      <text:p text:style-name="Standard">+-------+-------------+------+-----+---------+-------+</text:p>
      <text:p text:style-name="Standard">| Field | Type <text:s text:c="7"/>| Null | Key | Default | Extra |</text:p>
      <text:p text:style-name="Standard">+-------+-------------+------+-----+---------+-------+</text:p>
      <text:p text:style-name="Standard">| TID <text:s text:c="2"/>| varchar(10) | YES <text:s/>| MUL | NULL <text:s text:c="3"/>| <text:s text:c="6"/>|</text:p>
      <text:p text:style-name="Standard">| mail <text:s/>| varchar(20) | YES <text:s/>| <text:s text:c="4"/>| NULL <text:s text:c="3"/>| <text:s text:c="6"/>|</text:p>
      <text:p text:style-name="Standard">+-------+-------------+------+-----+---------+-------+</text:p>
      <text:p text:style-name="Standard">2 rows in set (0.01 sec)</text:p>
      <text:p text:style-name="Standard"/>
      <text:p text:style-name="Standard">mysql&gt; insert into tourist_place value("TP1","temple",'50',"karnataka","hampi temple");</text:p>
      <text:p text:style-name="Standard">Query OK, 1 row affected (0.00 sec)</text:p>
      <text:p text:style-name="Standard"/>
      <text:p text:style-name="Standard">mysql&gt; insert into tourist_place value("TP2","beach",'90',"karnataka","Udupi");</text:p>
      <text:p text:style-name="Standard">Query OK, 1 row affected (0.00 sec)</text:p>
      <text:p text:style-name="Standard"/>
      <text:p text:style-name="Standard">mysql&gt; insert into tourist_place value("TP3","church",'160',"karnataka","Karkala");</text:p>
      <text:p text:style-name="Standard">Query OK, 1 row affected (0.01 sec)</text:p>
      <text:p text:style-name="Standard"/>
      <text:p text:style-name="Standard">mysql&gt; insert into tourist_place value("TP4","church",'220',"goa","Dudhsagar");</text:p>
      <text:p text:style-name="Standard">Query OK, 1 row affected (0.01 sec)</text:p>
      <text:p text:style-name="Standard"/>
      <text:p text:style-name="Standard">mysql&gt; insert into tourist_place value("TP5","dam",'250',"mysore","KRS");</text:p>
      <text:p text:style-name="Standard">Query OK, 1 row affected (0.01 sec)</text:p>
      <text:p text:style-name="Standard"/>
      <text:p text:style-name="Standard">mysql&gt; select * from tourist_place;</text:p>
      <text:p text:style-name="Standard">+------+---------+------+-----------+--------------+</text:p>
      <text:p text:style-name="Standard">| TPID | history | km <text:s text:c="2"/>| state <text:s text:c="4"/>| TPname <text:s text:c="6"/>|</text:p>
      <text:p text:style-name="Standard">+------+---------+------+-----------+--------------+</text:p>
      <text:p text:style-name="Standard">| TP1 <text:s/>| temple <text:s/>| <text:s text:c="2"/>50 | karnataka | hampi temple |</text:p>
      <text:p text:style-name="Standard">| TP2 <text:s/>| beach <text:s text:c="2"/>| <text:s text:c="2"/>90 | karnataka | Udupi <text:s text:c="7"/>|</text:p>
      <text:p text:style-name="Standard">| TP3 <text:s/>| church <text:s/>| <text:s/>160 | karnataka | Karkala <text:s text:c="5"/>|</text:p>
      <text:p text:style-name="Standard">| TP4 <text:s/>| church <text:s/>| <text:s/>220 | goa <text:s text:c="6"/>| Dudhsagar <text:s text:c="3"/>|</text:p>
      <text:p text:style-name="Standard">| TP5 <text:s/>| dam <text:s text:c="4"/>| <text:s/>250 | mysore <text:s text:c="3"/>| KRS <text:s text:c="9"/>|</text:p>
      <text:p text:style-name="Standard">+------+---------+------+-----------+--------------+</text:p>
      <text:p text:style-name="Standard">5 rows in set (0.00 sec)</text:p>
      <text:p text:style-name="Standard"/>
      <text:p text:style-name="Standard">mysql&gt; insert into tourists value("T1","Tejaswini",'21',"India");</text:p>
      <text:p text:style-name="Standard"><text:soft-page-break/>Query OK, 1 row affected (0.00 sec)</text:p>
      <text:p text:style-name="Standard"/>
      <text:p text:style-name="Standard">mysql&gt; insert into tourists value("T2","Rithesh",'22',"America");</text:p>
      <text:p text:style-name="Standard">Query OK, 1 row affected (0.01 sec)</text:p>
      <text:p text:style-name="Standard"/>
      <text:p text:style-name="Standard">mysql&gt; insert into tourists value("T3","sahana",'21',"south korea");</text:p>
      <text:p text:style-name="Standard">Query OK, 1 row affected (0.00 sec)</text:p>
      <text:p text:style-name="Standard"/>
      <text:p text:style-name="Standard">mysql&gt; insert into tourists value("T4","deeksha",'22',"seoul");</text:p>
      <text:p text:style-name="Standard">Query OK, 1 row affected (0.00 sec)</text:p>
      <text:p text:style-name="Standard"/>
      <text:p text:style-name="Standard">mysql&gt; insert into tourists value("T5","vaishnavi",'21',"benjiling");</text:p>
      <text:p text:style-name="Standard">Query OK, 1 row affected (0.01 sec)</text:p>
      <text:p text:style-name="Standard"/>
      <text:p text:style-name="Standard"/>
      <text:p text:style-name="Standard">mysql&gt; select * from tourists;</text:p>
      <text:p text:style-name="Standard">+-----+-----------+------+-------------+</text:p>
      <text:p text:style-name="Standard">| TID | Tname <text:s text:c="4"/>| age <text:s/>| country <text:s text:c="4"/>|</text:p>
      <text:p text:style-name="Standard">+-----+-----------+------+-------------+</text:p>
      <text:p text:style-name="Standard">| T1 <text:s/>| Tejaswini | <text:s text:c="2"/>21 | India <text:s text:c="6"/>|</text:p>
      <text:p text:style-name="Standard">| T2 <text:s/>| Rithesh <text:s text:c="2"/>| <text:s text:c="2"/>22 | America <text:s text:c="4"/>|</text:p>
      <text:p text:style-name="Standard">| T3 <text:s/>| sahana <text:s text:c="3"/>| <text:s text:c="2"/>21 | south korea |</text:p>
      <text:p text:style-name="Standard">| T4 <text:s/>| deeksha <text:s text:c="2"/>| <text:s text:c="2"/>22 | seoul <text:s text:c="6"/>|</text:p>
      <text:p text:style-name="Standard">| T5 <text:s/>| vaishnavi | <text:s text:c="2"/>21 | benjiling <text:s text:c="2"/>|</text:p>
      <text:p text:style-name="Standard">+-----+-----------+------+-------------+</text:p>
      <text:p text:style-name="Standard">5 rows in set (0.00 sec)</text:p>
      <text:p text:style-name="Standard"/>
      <text:p text:style-name="Standard">mysql&gt; insert into visit value('2010-05-22',"TP1","T1");</text:p>
      <text:p text:style-name="Standard">Query OK, 1 row affected (0.00 sec)</text:p>
      <text:p text:style-name="Standard"/>
      <text:p text:style-name="Standard">mysql&gt; insert into visit value('2020-03-12',"TP3","T2");</text:p>
      <text:p text:style-name="Standard">Query OK, 1 row affected (0.01 sec)</text:p>
      <text:p text:style-name="Standard"/>
      <text:p text:style-name="Standard">mysql&gt; insert into visit value('2022-04-18',"TP3","T3");</text:p>
      <text:p text:style-name="Standard">Query OK, 1 row affected (0.00 sec)</text:p>
      <text:p text:style-name="Standard"/>
      <text:p text:style-name="Standard">mysql&gt; insert into visit value('2012-09-11',"TP2","T1");</text:p>
      <text:p text:style-name="Standard">Query OK, 1 row affected (0.01 sec)</text:p>
      <text:p text:style-name="Standard"/>
      <text:p text:style-name="Standard">mysql&gt; insert into visit value('2017-01-21',"TP4","T5");</text:p>
      <text:p text:style-name="Standard">Query OK, 1 row affected (0.00 sec)</text:p>
      <text:p text:style-name="Standard"/>
      <text:p text:style-name="Standard">mysql&gt; select * from visit;</text:p>
      <text:p text:style-name="Standard">+------------+------+------+</text:p>
      <text:p text:style-name="Standard">| vdate <text:s text:c="5"/>| TPID | TID <text:s/>|</text:p>
      <text:p text:style-name="Standard">+------------+------+------+</text:p>
      <text:p text:style-name="Standard">| 2010-05-22 | TP1 <text:s/>| T1 <text:s text:c="2"/>|</text:p>
      <text:p text:style-name="Standard">| 2020-03-12 | TP3 <text:s/>| T2 <text:s text:c="2"/>|</text:p>
      <text:p text:style-name="Standard">| 2022-04-18 | TP3 <text:s/>| T3 <text:s text:c="2"/>|</text:p>
      <text:p text:style-name="Standard">| 2012-09-11 | TP2 <text:s/>| T1 <text:s text:c="2"/>|</text:p>
      <text:p text:style-name="Standard">| 2017-01-21 | TP4 <text:s/>| T5 <text:s text:c="2"/>|</text:p>
      <text:p text:style-name="Standard">+------------+------+------+</text:p>
      <text:p text:style-name="Standard"><text:soft-page-break/>5 rows in set (0.00 sec)</text:p>
      <text:p text:style-name="Standard"/>
      <text:p text:style-name="Standard">mysql&gt; insert into email value("T1","tejaswini@gmail.com");</text:p>
      <text:p text:style-name="Standard">Query OK, 1 row affected (0.01 sec)</text:p>
      <text:p text:style-name="Standard"/>
      <text:p text:style-name="Standard">mysql&gt; insert into email value("T2","Rithesh@gmail.com");</text:p>
      <text:p text:style-name="Standard">Query OK, 1 row affected (0.01 sec)</text:p>
      <text:p text:style-name="Standard"/>
      <text:p text:style-name="Standard">mysql&gt; insert into email value("T3","Sahana@gmail.com");</text:p>
      <text:p text:style-name="Standard">Query OK, 1 row affected (0.01 sec)</text:p>
      <text:p text:style-name="Standard"/>
      <text:p text:style-name="Standard">mysql&gt; insert into email value("T4","Deeksha@gmail.com");</text:p>
      <text:p text:style-name="Standard">Query OK, 1 row affected (0.00 sec)</text:p>
      <text:p text:style-name="Standard"/>
      <text:p text:style-name="Standard">mysql&gt; insert into email value("T5","Vaishnavi@gmail.com");</text:p>
      <text:p text:style-name="Standard">Query OK, 1 row affected (0.00 sec)</text:p>
      <text:p text:style-name="Standard"/>
      <text:p text:style-name="Standard">mysql&gt; select * from email;</text:p>
      <text:p text:style-name="Standard">+------+---------------------+</text:p>
      <text:p text:style-name="Standard">| TID <text:s/>| mail <text:s text:c="15"/>|</text:p>
      <text:p text:style-name="Standard">+------+---------------------+</text:p>
      <text:p text:style-name="Standard">| T1 <text:s text:c="2"/>| tejaswini@gmail.com |</text:p>
      <text:p text:style-name="Standard">| T2 <text:s text:c="2"/>| Rithesh@gmail.com <text:s text:c="2"/>|</text:p>
      <text:p text:style-name="Standard">| T3 <text:s text:c="2"/>| Sahana@gmail.com <text:s text:c="3"/>|</text:p>
      <text:p text:style-name="Standard">| T4 <text:s text:c="2"/>| Deeksha@gmail.com <text:s text:c="2"/>|</text:p>
      <text:p text:style-name="Standard">| T5 <text:s text:c="2"/>| Vaishnavi@gmail.com |</text:p>
      <text:p text:style-name="Standard">+------+---------------------+</text:p>
      <text:p text:style-name="Standard">5 rows in set (0.00 sec)</text:p>
      <text:p text:style-name="Standard"/>
      <text:p text:style-name="Standard"/>
      <text:p text:style-name="Standard"><text:span text:style-name="T1">1. <text:s text:c="2"/></text:span>mysql&gt; select state,count(TPID) from tourist_place group by state order by count(TPID)desc limit 1;</text:p>
      <text:p text:style-name="Standard"><text:s/><text:span text:style-name="T2">OR</text:span></text:p>
      <text:p text:style-name="Standard">select state from tourist_place group by state <text:s/>having count(*) = (select count(*) from tourist_place group by state order by count(state)desc limit 1);</text:p>
      <text:p text:style-name="Standard"/>
      <text:p text:style-name="Standard">+-----------+-------------+</text:p>
      <text:p text:style-name="Standard">| state <text:s text:c="4"/>| count(TPID) |</text:p>
      <text:p text:style-name="Standard">+-----------+-------------+</text:p>
      <text:p text:style-name="Standard">| karnataka | <text:s text:c="10"/>3 |</text:p>
      <text:p text:style-name="Standard">+-----------+-------------+</text:p>
      <text:p text:style-name="Standard">1 row in set (0.00 sec)</text:p>
      <text:p text:style-name="Standard"/>
      <text:p text:style-name="P1">2. <text:s text:c="2"/>mysql&gt; select * from tourist_place where TPID =(select TPID from visit group by TPID order by count(TPID) desc limit 1);</text:p>
      <text:p text:style-name="P1">+------+---------+------+-----------+---------+</text:p>
      <text:p text:style-name="P1">| TPID | history | km <text:s text:c="2"/>| state <text:s text:c="4"/>| TPname <text:s/>|</text:p>
      <text:p text:style-name="P1">+------+---------+------+-----------+---------+</text:p>
      <text:p text:style-name="P1">| TP3 <text:s/>| church <text:s/>| <text:s/>160 | karnataka | Karkala |</text:p>
      <text:p text:style-name="P1">+------+---------+------+-----------+---------+</text:p>
      <text:p text:style-name="P1">1 row in set (0.00 sec)</text:p>
      <text:p text:style-name="P1"/>
      <text:p text:style-name="P2"><text:soft-page-break/>3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5.Election</text:p>
      <text:p text:style-name="P2"/>
      <text:p text:style-name="P2">mysql&gt; insert into consistency value("c5","manglore","karnataka",'1065');</text:p>
      <text:p text:style-name="P2">Query OK, 1 row affected (0.01 sec)</text:p>
      <text:p text:style-name="P2"/>
      <text:p text:style-name="P2">mysql&gt; insert into consistency value("c1","sulya","karnataka",'2065');</text:p>
      <text:p text:style-name="P2">Query OK, 1 row affected (0.00 sec)</text:p>
      <text:p text:style-name="P2"/>
      <text:p text:style-name="P2">mysql&gt; insert into consistency value("c2","manipal","karnataka",'3065');</text:p>
      <text:p text:style-name="P2">Query OK, 1 row affected (0.00 sec)</text:p>
      <text:p text:style-name="P2"/>
      <text:p text:style-name="P2">mysql&gt; insert into consistency value("c3","tiruvantapura","kerala",'905');</text:p>
      <text:p text:style-name="P2">Query OK, 1 row affected (0.00 sec)</text:p>
      <text:p text:style-name="P2"/>
      <text:p text:style-name="P2">mysql&gt; insert into consistency value("c4","parkala","delhi",'4005');</text:p>
      <text:p text:style-name="P2">Query OK, 1 row affected (0.01 sec)</text:p>
      <text:p text:style-name="P2"/>
      <text:p text:style-name="P2">mysql&gt; select * from consistency;</text:p>
      <text:p text:style-name="P2">+---------+---------------+-----------+-------------+</text:p>
      <text:p text:style-name="P2">| cons_ID | cons_name <text:s text:c="4"/>| Cstate <text:s text:c="3"/>| no_of_voter |</text:p>
      <text:p text:style-name="P2">+---------+---------------+-----------+-------------+</text:p>
      <text:p text:style-name="P2">| c1 <text:s text:c="5"/>| sulya <text:s text:c="8"/>| karnataka | <text:s text:c="7"/>2065 |</text:p>
      <text:p text:style-name="P2">| c2 <text:s text:c="5"/>| manipal <text:s text:c="6"/>| karnataka | <text:s text:c="7"/>3065 |</text:p>
      <text:p text:style-name="P2">| c3 <text:s text:c="5"/>| tiruvantapura | kerala <text:s text:c="3"/>| <text:s text:c="8"/>905 |</text:p>
      <text:p text:style-name="P2">| c4 <text:s text:c="5"/>| parkala <text:s text:c="6"/>| delhi <text:s text:c="4"/>| <text:s text:c="7"/>4005 |</text:p>
      <text:p text:style-name="P2">| c5 <text:s text:c="5"/>| manglore <text:s text:c="5"/>| karnataka | <text:s text:c="7"/>1065 |</text:p>
      <text:p text:style-name="P2">+---------+---------------+-----------+-------------+</text:p>
      <text:p text:style-name="P2">5 rows in set (0.00 sec)</text:p>
      <text:p text:style-name="P2"/>
      <text:p text:style-name="P2">mysql&gt; desc party;</text:p>
      <text:p text:style-name="P2">+---------+-------------+------+-----+---------+-------+</text:p>
      <text:p text:style-name="P2">| Field <text:s text:c="2"/>| Type <text:s text:c="7"/>| Null | Key | Default | Extra |</text:p>
      <text:p text:style-name="P2">+---------+-------------+------+-----+---------+-------+</text:p>
      <text:p text:style-name="P2">| PID <text:s text:c="4"/>| varchar(10) | NO <text:s text:c="2"/>| PRI | NULL <text:s text:c="3"/>| <text:s text:c="6"/>|</text:p>
      <text:p text:style-name="P2">| Pname <text:s text:c="2"/>| varchar(20) | YES <text:s/>| <text:s text:c="4"/>| NULL <text:s text:c="3"/>| <text:s text:c="6"/>|</text:p>
      <text:p text:style-name="P2">| Psymbol | varchar(10) | YES <text:s/>| <text:s text:c="4"/>| NULL <text:s text:c="3"/>| <text:s text:c="6"/>|</text:p>
      <text:p text:style-name="P2">+---------+-------------+------+-----+---------+-------+</text:p>
      <text:p text:style-name="P2"><text:soft-page-break/>3 rows in set (0.00 sec)</text:p>
      <text:p text:style-name="P2"/>
      <text:p text:style-name="P2">mysql&gt; insert into party value("p1","BJP","lotus");</text:p>
      <text:p text:style-name="P2">Query OK, 1 row affected (0.00 sec)</text:p>
      <text:p text:style-name="P2"/>
      <text:p text:style-name="P2">mysql&gt; insert into party value("p2","congress","hand");</text:p>
      <text:p text:style-name="P2">Query OK, 1 row affected (0.00 sec)</text:p>
      <text:p text:style-name="P2"/>
      <text:p text:style-name="P2">mysql&gt; insert into party value("p3","JDS","cycle");</text:p>
      <text:p text:style-name="P2">Query OK, 1 row affected (0.01 sec)</text:p>
      <text:p text:style-name="P2"/>
      <text:p text:style-name="P2">mysql&gt; insert into party value("p4","JS","clock");</text:p>
      <text:p text:style-name="P2">Query OK, 1 row affected (0.01 sec)</text:p>
      <text:p text:style-name="P2"/>
      <text:p text:style-name="P2">mysql&gt; select * from party;</text:p>
      <text:p text:style-name="P2">+-----+----------+---------+</text:p>
      <text:p text:style-name="P2">| PID | Pname <text:s text:c="3"/>| Psymbol |</text:p>
      <text:p text:style-name="P2">+-----+----------+---------+</text:p>
      <text:p text:style-name="P2">| p1 <text:s/>| BJP <text:s text:c="5"/>| lotus <text:s text:c="2"/>|</text:p>
      <text:p text:style-name="P2">| p2 <text:s/>| congress | hand <text:s text:c="3"/>|</text:p>
      <text:p text:style-name="P2">| p3 <text:s/>| JDS <text:s text:c="5"/>| cycle <text:s text:c="2"/>|</text:p>
      <text:p text:style-name="P2">| p4 <text:s/>| JS <text:s text:c="6"/>| clock <text:s text:c="2"/>|</text:p>
      <text:p text:style-name="P2">+-----+----------+---------+</text:p>
      <text:p text:style-name="P2">4 rows in set (0.00 sec)</text:p>
      <text:p text:style-name="P2"/>
      <text:p text:style-name="P2">mysql&gt; insert into candidate value("CID1","modi",'80','987654321',"delhi","p1");</text:p>
      <text:p text:style-name="P2">Query OK, 1 row affected (0.00 sec)</text:p>
      <text:p text:style-name="P2"/>
      <text:p text:style-name="P2">mysql&gt; insert into candidate value("CID2","rahul",'60','987004321',"himanchala","p2");</text:p>
      <text:p text:style-name="P2">Query OK, 1 row affected (0.00 sec)</text:p>
      <text:p text:style-name="P2"/>
      <text:p text:style-name="P2">mysql&gt; insert into candidate value("CID3","rithesh",'90','987009831',"karnataka","p2");</text:p>
      <text:p text:style-name="P2">Query OK, 1 row affected (0.00 sec)</text:p>
      <text:p text:style-name="P2"/>
      <text:p text:style-name="P2">mysql&gt; insert into candidate value("CID4","tejaswini",'50','788009831',"karnataka","p3");</text:p>
      <text:p text:style-name="P2">Query OK, 1 row affected (0.00 sec)</text:p>
      <text:p text:style-name="P2"/>
      <text:p text:style-name="P2">mysql&gt; insert into candidate value("CID5","sharath",'30','664009831',"kerala","p1");</text:p>
      <text:p text:style-name="P2">Query OK, 1 row affected (0.00 sec)</text:p>
      <text:p text:style-name="P2"/>
      <text:p text:style-name="P2">mysql&gt; select * from candidate;</text:p>
      <text:p text:style-name="P2">+------+-----------+------+-----------+------------+------+</text:p>
      <text:p text:style-name="P2">| CID <text:s/>| Cname <text:s text:c="4"/>| age <text:s/>| phoneno <text:s text:c="2"/>| state <text:s text:c="5"/>| PID <text:s/>|</text:p>
      <text:p text:style-name="P2">+------+-----------+------+-----------+------------+------+</text:p>
      <text:p text:style-name="P2">| CID1 | modi <text:s text:c="5"/>| <text:s text:c="2"/>80 | 987654321 | delhi <text:s text:c="5"/>| p1 <text:s text:c="2"/>|</text:p>
      <text:p text:style-name="P2">| CID2 | rahul <text:s text:c="4"/>| <text:s text:c="2"/>60 | 987004321 | himanchala | p2 <text:s text:c="2"/>|</text:p>
      <text:p text:style-name="P2">| CID3 | rithesh <text:s text:c="2"/>| <text:s text:c="2"/>90 | 987009831 | karnataka <text:s/>| p2 <text:s text:c="2"/>|</text:p>
      <text:p text:style-name="P2">| CID4 | tejaswini | <text:s text:c="2"/>50 | 788009831 | karnataka <text:s/>| p3 <text:s text:c="2"/>|</text:p>
      <text:p text:style-name="P2">| CID5 | sharath <text:s text:c="2"/>| <text:s text:c="2"/>30 | 664009831 | kerala <text:s text:c="4"/>| p1 <text:s text:c="2"/>|</text:p>
      <text:p text:style-name="P2">+------+-----------+------+-----------+------------+------+</text:p>
      <text:p text:style-name="P2">5 rows in set (0.00 sec)</text:p>
      <text:p text:style-name="P2"/>
      <text:p text:style-name="P2"><text:soft-page-break/></text:p>
      <text:p text:style-name="P2">mysql&gt; insert into contest value("CID1","c1");</text:p>
      <text:p text:style-name="P2">Query OK, 1 row affected (0.00 sec)</text:p>
      <text:p text:style-name="P2"/>
      <text:p text:style-name="P2">mysql&gt; insert into contest value("CID2","c2");</text:p>
      <text:p text:style-name="P2">Query OK, 1 row affected (0.00 sec)</text:p>
      <text:p text:style-name="P2"/>
      <text:p text:style-name="P2">mysql&gt; insert into contest value("CID2","c3");</text:p>
      <text:p text:style-name="P2">Query OK, 1 row affected (0.01 sec)</text:p>
      <text:p text:style-name="P2"/>
      <text:p text:style-name="P2">mysql&gt; insert into contest value("CID3","c3");</text:p>
      <text:p text:style-name="P2">Query OK, 1 row affected (0.00 sec)</text:p>
      <text:p text:style-name="P2"/>
      <text:p text:style-name="P2">mysql&gt; insert into contest value("CID3","c4");</text:p>
      <text:p text:style-name="P2">Query OK, 1 row affected (0.01 sec)</text:p>
      <text:p text:style-name="P2"/>
      <text:p text:style-name="P2">mysql&gt; insert into contest value("CID4","c3");</text:p>
      <text:p text:style-name="P2">Query OK, 1 row affected (0.01 sec)</text:p>
      <text:p text:style-name="P2"/>
      <text:p text:style-name="P3">mysql&gt; insert into contest value("CID3","c5");</text:p>
      <text:p text:style-name="P3">Query OK, 1 row affected (0.01 sec)</text:p>
      <text:p text:style-name="P3"/>
      <text:p text:style-name="P2"/>
      <text:p text:style-name="P2">mysql&gt; select * from contest;</text:p>
      <text:p text:style-name="P2">+------+---------+</text:p>
      <text:p text:style-name="P2">| CID <text:s/>| cons_ID |</text:p>
      <text:p text:style-name="P2">+------+---------+</text:p>
      <text:p text:style-name="P2">| CID1 | c1 <text:s text:c="5"/>|</text:p>
      <text:p text:style-name="P2">| CID2 | c2 <text:s text:c="5"/>|</text:p>
      <text:p text:style-name="P2">| CID2 | c3 <text:s text:c="5"/>|</text:p>
      <text:p text:style-name="P2">| CID3 | c3 <text:s text:c="5"/>|</text:p>
      <text:p text:style-name="P2">| CID3 | c4 <text:s text:c="5"/>|</text:p>
      <text:p text:style-name="P4">| CID4<text:span text:style-name="T3">| c3</text:span></text:p>
      <text:p text:style-name="P4">CID3 <text:s/>| c<text:span text:style-name="T3">5</text:span> <text:s text:c="3"/>|</text:p>
      <text:p text:style-name="P2">+------+---------+</text:p>
      <text:p text:style-name="P2">6 rows in set (0.00 sec)</text:p>
      <text:p text:style-name="P2"/>
      <text:p text:style-name="P2"/>
      <text:p text:style-name="P2">mysql&gt; insert into voter value("V1","ajay",'20',"121-c-21","puttur","karnataka",'576230',"CID4","c3");</text:p>
      <text:p text:style-name="P2">Query OK, 1 row affected (0.00 sec)</text:p>
      <text:p text:style-name="P2"/>
      <text:p text:style-name="P2">mysql&gt; insert into voter value("V2","sujay",'23',"121-a-26","mainpal","karnataka",'576107',"CID1","c1");</text:p>
      <text:p text:style-name="P2">Query OK, 1 row affected (0.01 sec)</text:p>
      <text:p text:style-name="P2"/>
      <text:p text:style-name="P2">mysql&gt; insert into voter value("V3","jay",'22',"126","darmastala","karnataka",'576507',"CID2","c4");</text:p>
      <text:p text:style-name="P2">Query OK, 1 row affected (0.00 sec)</text:p>
      <text:p text:style-name="P2"/>
      <text:p text:style-name="P2">mysql&gt; insert into voter value("V4","teju",'25',"128","dandeli","kerala",'562507',"CID3","c2");</text:p>
      <text:p text:style-name="P2">Query OK, 1 row affected (0.01 sec)</text:p>
      <text:p text:style-name="P2"><text:soft-page-break/></text:p>
      <text:p text:style-name="P2">mysql&gt; select * from voter;</text:p>
      <text:p text:style-name="P2">+-----+-------+------+----------+------------+-----------+---------+------+---------+</text:p>
      <text:p text:style-name="P2">| VID | Vname | Vage | houseno <text:s/>| city <text:s text:c="6"/>| state <text:s text:c="4"/>| pincode | CID <text:s/>| cons_ID |</text:p>
      <text:p text:style-name="P2">+-----+-------+------+----------+------------+-----------+---------+------+---------+</text:p>
      <text:p text:style-name="P2">| V1 <text:s/>| ajay <text:s/>| <text:s text:c="2"/>20 | 121-c-21 | puttur <text:s text:c="4"/>| karnataka | <text:s/>576230 | CID4 | c3 <text:s text:c="5"/>|</text:p>
      <text:p text:style-name="P2">| V2 <text:s/>| sujay | <text:s text:c="2"/>23 | 121-a-26 | mainpal <text:s text:c="3"/>| karnataka | <text:s/>576107 | CID1 | c1 <text:s text:c="5"/>|</text:p>
      <text:p text:style-name="P2">| V3 <text:s/>| jay <text:s text:c="2"/>| <text:s text:c="2"/>22 | 126 <text:s text:c="5"/>| darmastala | karnataka | <text:s/>576507 | CID2 | c4 <text:s text:c="5"/>|</text:p>
      <text:p text:style-name="P2">| V4 <text:s/>| teju <text:s/>| <text:s text:c="2"/>25 | 128 <text:s text:c="5"/>| dandeli <text:s text:c="3"/>| kerala <text:s text:c="3"/>| <text:s/>562507 | CID3 | c2 <text:s text:c="5"/>|</text:p>
      <text:p text:style-name="P2">+-----+-------+------+----------+------------+-----------+---------+------+---------+</text:p>
      <text:p text:style-name="P2">4 rows in set (0.00 sec)</text:p>
      <text:p text:style-name="P2"/>
      <text:p text:style-name="P2"/>
      <text:p text:style-name="P2"/>
      <text:p text:style-name="P2"><text:span text:style-name="T4">1.</text:span> <text:s/>mysql&gt; select * from candidate where CID in ( select CID from contest,consistency where contest.cons_ID=consistency.cons_ID <text:s/>group by CID having count(state)&gt;2);</text:p>
      <text:p text:style-name="P2">+------+---------+------+-----------+-----------+------+---------+</text:p>
      <text:p text:style-name="P2">| CID <text:s/>| Cname <text:s text:c="2"/>| age <text:s/>| phoneno <text:s text:c="2"/>| state <text:s text:c="4"/>| PID <text:s/>| cons_ID |</text:p>
      <text:p text:style-name="P2">+------+---------+------+-----------+-----------+------+---------+</text:p>
      <text:p text:style-name="P2">| CID3 | rithesh | <text:s text:c="2"/>90 | 987009831 | karnataka | p2 <text:s text:c="2"/>| c1 <text:s text:c="5"/>|</text:p>
      <text:p text:style-name="P2">+------+---------+------+-----------+-----------+------+---------+</text:p>
      <text:p text:style-name="P2">1 row in set (0.00 sec)</text:p>
      <text:p text:style-name="P2"/>
      <text:p text:style-name="P2"/>
      <text:p text:style-name="P2"/>
      <text:p text:style-name="P2"/>
      <text:p text:style-name="P6"><text:span text:style-name="T4">3 . <text:s text:c="2"/></text:span></text:p>
      <text:p text:style-name="P6">DELIMITER //</text:p>
      <text:p text:style-name="P6">create procedure lab(IN VID varchar(10),IN Vname varchar(10),IN Vage int(5),IN city varchar(10),IN state varchar(20))</text:p>
      <text:p text:style-name="P6">begin</text:p>
      <text:p text:style-name="P6">declare msg varchar(20);</text:p>
      <text:p text:style-name="P6">if Vage&gt;=18 then</text:p>
      <text:p text:style-name="P6">insert into voter(VID,Vname,Vage,city,state)values(VID,Vname,Vage,city,state);</text:p>
      <text:p text:style-name="P6">set msg="row inserted";</text:p>
      <text:p text:style-name="P6">else</text:p>
      <text:p text:style-name="P6">set msg="voter not eligible";</text:p>
      <text:p text:style-name="P6">end if;</text:p>
      <text:p text:style-name="P6">select msg;</text:p>
      <text:p text:style-name="P6">end //</text:p>
      <text:p text:style-name="P6">DELIMITER ;</text:p>
      <text:p text:style-name="P6"/>
      <text:p text:style-name="P6"/>
      <text:p text:style-name="P6">mysql&gt; source lab.sql;</text:p>
      <text:p text:style-name="P2">Query OK, 0 rows affected, 1 warning (0.01 sec)</text:p>
      <text:p text:style-name="P2"/>
      <text:p text:style-name="P2">mysql&gt; call lab("v10","ram",19,"banglore","karnatka");</text:p>
      <text:p text:style-name="P2">+--------------+</text:p>
      <text:p text:style-name="P2">| msg <text:s text:c="9"/>|</text:p>
      <text:p text:style-name="P2">+--------------+</text:p>
      <text:p text:style-name="P2">| row inserted |</text:p>
      <text:p text:style-name="P2">+--------------+</text:p>
      <text:p text:style-name="P2"><text:soft-page-break/>1 row in set (0.01 sec)</text:p>
      <text:p text:style-name="P2"/>
      <text:p text:style-name="P2">Query OK, 0 rows affected (0.01 sec)</text:p>
      <text:p text:style-name="P2"/>
      <text:p text:style-name="P2">mysql&gt; call lab("v10","ram",14,"banglore","karnatka");</text:p>
      <text:p text:style-name="P2">+--------------------+</text:p>
      <text:p text:style-name="P2">| msg <text:s text:c="15"/>|</text:p>
      <text:p text:style-name="P2">+--------------------+</text:p>
      <text:p text:style-name="P2">| voter not eligible |</text:p>
      <text:p text:style-name="P2">+--------------------+</text:p>
      <text:p text:style-name="P2">1 row in set (0.00 sec)</text:p>
      <text:p text:style-name="P2"/>
      <text:p text:style-name="P2">Query OK, 0 rows affected (0.00 sec)</text:p>
      <text:p text:style-name="P2"/>
      <text:p text:style-name="P2"/>
      <text:p text:style-name="P2"/>
      <text:p text:style-name="P2"/>
      <text:p text:style-name="P2"/>
      <text:p text:style-name="P2">DELIMITER //</text:p>
      <text:p text:style-name="P2">create procedure new2(cons_name varchar(20))</text:p>
      <text:p text:style-name="P2">begin</text:p>
      <text:p text:style-name="P2">select no_of_voter from consistency where cons_name=cons_name;</text:p>
      <text:p text:style-name="P2">end //</text:p>
      <text:p text:style-name="P2">DELIMITER ;</text:p>
      <text:p text:style-name="P2"/>
      <text:p text:style-name="P2">mysql&gt; source new2.sql</text:p>
      <text:p text:style-name="P2">Query OK, 0 rows affected (0.00 sec)</text:p>
      <text:p text:style-name="P2"/>
      <text:p text:style-name="P2">mysql&gt; call new2("manglore");</text:p>
      <text:p text:style-name="P2">+-------------+</text:p>
      <text:p text:style-name="P2">| no_of_voter |</text:p>
      <text:p text:style-name="P2">+-------------+</text:p>
      <text:p text:style-name="P2">| <text:s text:c="7"/>2065 |</text:p>
      <text:p text:style-name="P2">| <text:s text:c="7"/>3065 |</text:p>
      <text:p text:style-name="P2">| <text:s text:c="8"/>905 |</text:p>
      <text:p text:style-name="P2">| <text:s text:c="7"/>4005 |</text:p>
      <text:p text:style-name="P2">| <text:s text:c="7"/>1065 |</text:p>
      <text:p text:style-name="P2">+-------------+</text:p>
      <text:p text:style-name="P2">5 rows in set (0.00 sec)</text:p>
      <text:p text:style-name="P2"/>
      <text:p text:style-name="P2">Query OK, 0 rows affected (0.00 sec)</text:p>
      <text:p text:style-name="P2"/>
      <text:p text:style-name="P2"/>
      <text:p text:style-name="P2"/>
      <text:p text:style-name="P2"/>
      <text:p text:style-name="P2"><text:s/>DELIMITER <text:s/>$$</text:p>
      <text:p text:style-name="P2">mysql&gt; create trigger new5</text:p>
      <text:p text:style-name="P2"><text:s text:c="4"/>-&gt; after insert on voter for each row</text:p>
      <text:p text:style-name="P2"><text:s text:c="4"/>-&gt; begin</text:p>
      <text:p text:style-name="P2"><text:s text:c="4"/>-&gt; update consistency set consistency.no_of_voter=consistency.no_of_voter+3</text:p>
      <text:p text:style-name="P2"><text:s text:c="4"/>-&gt; where cons_ID=new.cons_ID;</text:p>
      <text:p text:style-name="P2"><text:s text:c="4"/>-&gt; end $$</text:p>
      <text:p text:style-name="P2"><text:soft-page-break/>Query OK, 0 rows affected (0.01 sec)</text:p>
      <text:p text:style-name="P2"/>
      <text:p text:style-name="P2"/>
      <text:p text:style-name="P2">insert into voter value("v21","abc",23,"1234","sweeden","kerala",'576102',"CID5","C3");</text:p>
      <text:p text:style-name="P2"><text:s text:c="4"/>-&gt; $$</text:p>
      <text:p text:style-name="P2">Query OK, 1 row affected (0.00 sec)</text:p>
      <text:p text:style-name="P2"/>
      <text:p text:style-name="P2">mysql&gt; select * from voter;</text:p>
      <text:p text:style-name="P2"><text:s text:c="4"/>-&gt; $$</text:p>
      <text:p text:style-name="P2">+-----+-------+------+----------+------------+-----------+---------+------+---------+</text:p>
      <text:p text:style-name="P2">| VID | Vname | Vage | houseno <text:s/>| city <text:s text:c="6"/>| state <text:s text:c="4"/>| pincode | CID <text:s/>| cons_ID |</text:p>
      <text:p text:style-name="P2">+-----+-------+------+----------+------------+-----------+---------+------+---------+</text:p>
      <text:p text:style-name="P2">| V1 <text:s/>| ajay <text:s/>| <text:s text:c="2"/>20 | 121-c-21 | puttur <text:s text:c="4"/>| karnataka | <text:s/>576230 | CID4 | c3 <text:s text:c="5"/>|</text:p>
      <text:p text:style-name="P2">| v10 | ram <text:s text:c="2"/>| <text:s text:c="2"/>19 | NULL <text:s text:c="4"/>| banglore <text:s text:c="2"/>| karnatka <text:s/>| <text:s text:c="3"/>NULL | NULL | NULL <text:s text:c="3"/>|</text:p>
      <text:p text:style-name="P2">| v11 | shiv <text:s/>| <text:s text:c="2"/>20 | NULL <text:s text:c="4"/>| banglore <text:s text:c="2"/>| karnataka | <text:s text:c="3"/>NULL | NULL | NULL <text:s text:c="3"/>|</text:p>
      <text:p text:style-name="P2">| V2 <text:s/>| sujay | <text:s text:c="2"/>23 | 121-a-26 | mainpal <text:s text:c="3"/>| karnataka | <text:s/>576107 | CID1 | c1 <text:s text:c="5"/>|</text:p>
      <text:p text:style-name="P2">| v20 | abc <text:s text:c="2"/>| <text:s text:c="2"/>23 | 1234 <text:s text:c="4"/>| durga <text:s text:c="5"/>| tamilnadu | <text:s text:c="3"/>1321 | CID2 | c3 <text:s text:c="5"/>|</text:p>
      <text:p text:style-name="P2">| v21 | abc <text:s text:c="2"/>| <text:s text:c="2"/>23 | 1234 <text:s text:c="4"/>| sweeden <text:s text:c="3"/>| kerala <text:s text:c="3"/>| <text:s/>576102 | CID5 | C3 <text:s text:c="5"/>|</text:p>
      <text:p text:style-name="P2">| V3 <text:s/>| jay <text:s text:c="2"/>| <text:s text:c="2"/>22 | 126 <text:s text:c="5"/>| darmastala | karnataka | <text:s/>576507 | CID2 | c4 <text:s text:c="5"/>|</text:p>
      <text:p text:style-name="P2">| V4 <text:s/>| teju <text:s/>| <text:s text:c="2"/>25 | 128 <text:s text:c="5"/>| dandeli <text:s text:c="3"/>| kerala <text:s text:c="3"/>| <text:s/>562507 | CID3 | c2 <text:s text:c="5"/>|</text:p>
      <text:p text:style-name="P2">+-----+-------+------+----------+------------+-----------+---------+------+---------+</text:p>
      <text:p text:style-name="P2">8 rows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14:43:27.610560237</meta:creation-date>
    <dc:date>2022-09-09T16:18:46.328889746</dc:date>
    <meta:editing-duration>PT4H3M26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10" meta:paragraph-count="358" meta:word-count="2497" meta:character-count="16047" meta:non-whitespace-character-count="13120"/>
  </office:meta>
</office:document-meta>
</file>